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A00000028372DFADD063DC3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4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5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6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7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8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</style:style>
    <style:style style:name="P9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10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1e813c"/>
    </style:style>
    <style:style style:name="P11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12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4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15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16" style:family="paragraph" style:parent-style-name="Heading_20_1">
      <style:paragraph-properties fo:line-height="110%"/>
    </style:style>
    <style:style style:name="T1" style:family="text">
      <style:text-properties fo:font-weight="bold" officeooo:rsid="0020377e" style:font-weight-asian="bold" style:font-weight-complex="bold"/>
    </style:style>
    <style:style style:name="T2" style:family="text">
      <style:text-properties fo:font-weight="normal" officeooo:rsid="0020377e" style:font-weight-asian="normal" style:font-weight-complex="normal"/>
    </style:style>
    <style:style style:name="T3" style:family="text">
      <style:text-properties officeooo:rsid="00167aa8"/>
    </style:style>
    <style:style style:name="T4" style:family="text">
      <style:text-properties officeooo:rsid="002122b2"/>
    </style:style>
    <style:style style:name="T5" style:family="text">
      <style:text-properties officeooo:rsid="00205435"/>
    </style:style>
    <style:style style:name="T6" style:family="text">
      <style:text-properties officeooo:rsid="000773a3"/>
    </style:style>
    <style:style style:name="T7" style:family="text">
      <style:text-properties fo:color="#4c4c4c"/>
    </style:style>
    <style:style style:name="T8" style:family="text">
      <style:text-properties fo:color="#4c4c4c" style:font-name="Times New Roman2"/>
    </style:style>
    <style:style style:name="T9" style:family="text">
      <style:text-properties fo:color="#4c4c4c" style:font-name="Times New Roman2" officeooo:rsid="002be605"/>
    </style:style>
    <style:style style:name="T10" style:family="text">
      <style:text-properties fo:color="#4c4c4c" officeooo:rsid="0023de15"/>
    </style:style>
    <style:style style:name="T11" style:family="text">
      <style:text-properties fo:color="#4c4c4c" officeooo:rsid="001b802b"/>
    </style:style>
    <style:style style:name="T12" style:family="text">
      <style:text-properties fo:color="#4c4c4c" officeooo:rsid="002e4235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0377e" style:font-weight-asian="bold" style:font-weight-complex="bold"/>
    </style:style>
    <style:style style:name="T15" style:family="text">
      <style:text-properties fo:font-weight="bold" officeooo:rsid="0010c07c" style:font-weight-asian="bold" style:font-weight-complex="bold"/>
    </style:style>
    <style:style style:name="T16" style:family="text">
      <style:text-properties fo:font-weight="bold" officeooo:rsid="002122b2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0377e" style:font-weight-asian="normal" style:font-weight-complex="normal"/>
    </style:style>
    <style:style style:name="T19" style:family="text">
      <style:text-properties fo:font-weight="normal" officeooo:rsid="0010c07c" style:font-weight-asian="normal" style:font-weight-complex="normal"/>
    </style:style>
    <style:style style:name="T20" style:family="text">
      <style:text-properties fo:font-weight="normal" officeooo:rsid="00167aa8" style:font-weight-asian="normal" style:font-weight-complex="normal"/>
    </style:style>
    <style:style style:name="T21" style:family="text">
      <style:text-properties officeooo:rsid="00167aa8"/>
    </style:style>
    <style:style style:name="T22" style:family="text">
      <style:text-properties officeooo:rsid="002122b2"/>
    </style:style>
    <style:style style:name="T23" style:family="text">
      <style:text-properties officeooo:rsid="00205435"/>
    </style:style>
    <style:style style:name="T24" style:family="text">
      <style:text-properties officeooo:rsid="000773a3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0773a3" style:font-style-asian="normal" style:font-style-complex="normal"/>
    </style:style>
    <style:style style:name="T30" style:family="text">
      <style:text-properties officeooo:rsid="000c299d"/>
    </style:style>
    <style:style style:name="T31" style:family="text">
      <style:text-properties officeooo:rsid="000dd52f"/>
    </style:style>
    <style:style style:name="T32" style:family="text">
      <style:text-properties officeooo:rsid="000e67c4"/>
    </style:style>
    <style:style style:name="T33" style:family="text">
      <style:text-properties officeooo:rsid="0010c07c"/>
    </style:style>
    <style:style style:name="T34" style:family="text">
      <style:text-properties officeooo:rsid="000f9681"/>
    </style:style>
    <style:style style:name="T35" style:family="text">
      <style:text-properties officeooo:rsid="001135ca"/>
    </style:style>
    <style:style style:name="T36" style:family="text">
      <style:text-properties officeooo:rsid="00115952"/>
    </style:style>
    <style:style style:name="T37" style:family="text">
      <style:text-properties officeooo:rsid="0017e2f7"/>
    </style:style>
    <style:style style:name="T38" style:family="text">
      <style:text-properties officeooo:rsid="001c643c"/>
    </style:style>
    <style:style style:name="T39" style:family="text">
      <style:text-properties officeooo:rsid="001ccb36"/>
    </style:style>
    <style:style style:name="T40" style:family="text">
      <style:text-properties officeooo:rsid="001d9ce8"/>
    </style:style>
    <style:style style:name="T41" style:family="text">
      <style:text-properties style:font-name="Times New Roman1" fo:font-size="12pt" fo:font-weight="normal" style:font-weight-asian="normal" style:font-weight-complex="normal"/>
    </style:style>
    <style:style style:name="T42" style:family="text">
      <style:text-properties officeooo:rsid="00290314"/>
    </style:style>
    <style:style style:name="T43" style:family="text">
      <style:text-properties officeooo:rsid="002a2fad"/>
    </style:style>
    <style:style style:name="T44" style:family="text">
      <style:text-properties officeooo:rsid="000e8e9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xml:id="ct175518616" text:id="ct175518616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175518496" text:id="ct175518496">
          <text:deletion>
            <office:change-info>
              <dc:creator>Unbekannter Autor</dc:creator>
              <dc:date>2015-08-13T12:23:00</dc:date>
            </office:change-info>
            <text:p text:style-name="P1"><text:span text:style-name="T1"><text:s/>under</text:span><text:span text:style-name="T2"> </text:span></text:p>
          </text:deletion>
        </text:changed-region>
        <text:changed-region xml:id="ct175518376" text:id="ct175518376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175518256" text:id="ct175518256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175518136" text:id="ct17551813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517896" text:id="ct175517896">
          <text:deletion>
            <office:change-info>
              <dc:creator>Unbekannter Autor</dc:creator>
              <dc:date>2015-08-13T12:24:00</dc:date>
            </office:change-info>
            <text:p text:style-name="P2">L</text:p>
          </text:deletion>
        </text:changed-region>
        <text:changed-region xml:id="ct175517416" text:id="ct17551741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516936" text:id="ct175516936">
          <text:deletion>
            <office:change-info>
              <dc:creator>Unbekannter Autor</dc:creator>
              <dc:date>2015-08-13T12:24:00</dc:date>
            </office:change-info>
            <text:p text:style-name="P2">C</text:p>
          </text:deletion>
        </text:changed-region>
        <text:changed-region xml:id="ct175516456" text:id="ct17551645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515976" text:id="ct175515976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175518736" text:id="ct17551873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518856" text:id="ct175518856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175518976" text:id="ct17551897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519096" text:id="ct175519096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175519216" text:id="ct17551921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519336" text:id="ct175519336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175519456" text:id="ct17551945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228288" text:id="ct175228288">
          <text:deletion>
            <office:change-info>
              <dc:creator>Unbekannter Autor</dc:creator>
              <dc:date>2015-08-13T12:24:00</dc:date>
            </office:change-info>
            <text:p text:style-name="P2">P</text:p>
          </text:deletion>
        </text:changed-region>
        <text:changed-region xml:id="ct175228408" text:id="ct17522840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228528" text:id="ct175228528">
          <text:deletion>
            <office:change-info>
              <dc:creator>Unbekannter Autor</dc:creator>
              <dc:date>2015-08-13T12:24:00</dc:date>
            </office:change-info>
            <text:p text:style-name="P2"><text:span text:style-name="T3">D</text:span></text:p>
          </text:deletion>
        </text:changed-region>
        <text:changed-region xml:id="ct175228648" text:id="ct17522864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228768" text:id="ct175228768">
          <text:deletion>
            <office:change-info>
              <dc:creator>Unbekannter Autor</dc:creator>
              <dc:date>2015-08-13T12:24:00</dc:date>
            </office:change-info>
            <text:p text:style-name="P2"><text:span text:style-name="T3">A</text:span></text:p>
          </text:deletion>
        </text:changed-region>
        <text:changed-region xml:id="ct175228888" text:id="ct17522888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175229008" text:id="ct175229008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75229128" text:id="ct175229128">
          <text:deletion>
            <office:change-info>
              <dc:creator>Unbekannter Autor</dc:creator>
              <dc:date>2015-08-13T12:25:00</dc:date>
            </office:change-info>
            <text:p text:style-name="P2"><text:span text:style-name="T4">es</text:span></text:p>
          </text:deletion>
        </text:changed-region>
        <text:changed-region xml:id="ct175229248" text:id="ct175229248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75519576" text:id="ct175519576">
          <text:deletion>
            <office:change-info>
              <dc:creator>Unbekannter Autor</dc:creator>
              <dc:date>2015-08-13T12:25:00</dc:date>
            </office:change-info>
            <text:p text:style-name="P2">I</text:p>
          </text:deletion>
        </text:changed-region>
        <text:changed-region xml:id="ct175229368" text:id="ct175229368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75229488" text:id="ct175229488">
          <text:deletion>
            <office:change-info>
              <dc:creator>Unbekannter Autor</dc:creator>
              <dc:date>2015-08-13T12:25:00</dc:date>
            </office:change-info>
            <text:p text:style-name="P2">R</text:p>
          </text:deletion>
        </text:changed-region>
        <text:changed-region xml:id="ct175229608" text:id="ct175229608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75229728" text:id="ct175229728">
          <text:deletion>
            <office:change-info>
              <dc:creator>Unbekannter Autor</dc:creator>
              <dc:date>2015-08-13T12:25:00</dc:date>
            </office:change-info>
            <text:p text:style-name="P2">adaptable</text:p>
          </text:deletion>
        </text:changed-region>
        <text:changed-region xml:id="ct175229848" text:id="ct175229848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175230088" text:id="ct175230088">
          <text:deletion>
            <office:change-info>
              <dc:creator>Unbekannter Autor</dc:creator>
              <dc:date>2015-08-13T11:45:00</dc:date>
            </office:change-info>
            <text:p text:style-name="P3">4</text:p>
          </text:deletion>
        </text:changed-region>
        <text:changed-region xml:id="ct175229968" text:id="ct175229968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175230208" text:id="ct175230208">
          <text:insertion>
            <office:change-info>
              <dc:creator>Wiebke Oeltjen</dc:creator>
              <dc:date>2016-07-19T12:48:00</dc:date>
            </office:change-info>
          </text:insertion>
        </text:changed-region>
        <text:changed-region xml:id="ct175230448" text:id="ct175230448">
          <text:deletion>
            <office:change-info>
              <dc:creator>Unbekannter Autor</dc:creator>
              <dc:date>2015-08-13T11:45:00</dc:date>
            </office:change-info>
            <text:p text:style-name="P3">6</text:p>
          </text:deletion>
        </text:changed-region>
        <text:changed-region xml:id="ct175230328" text:id="ct175230328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175230568" text:id="ct175230568">
          <text:insertion>
            <office:change-info>
              <dc:creator>Wiebke Oeltjen</dc:creator>
              <dc:date>2016-07-19T12:48:00</dc:date>
            </office:change-info>
          </text:insertion>
        </text:changed-region>
        <text:changed-region xml:id="ct175230688" text:id="ct175230688">
          <text:deletion>
            <office:change-info>
              <dc:creator>Unbekannter Autor</dc:creator>
              <dc:date>2016-02-25T17:23:00</dc:date>
            </office:change-info>
            <text:p text:style-name="P2"><text:span text:style-name="T6">5</text:span></text:p>
          </text:deletion>
        </text:changed-region>
        <text:changed-region xml:id="ct175230808" text:id="ct175230808">
          <text:insertion>
            <office:change-info>
              <dc:creator>Unbekannter Autor</dc:creator>
              <dc:date>2016-02-25T17:23:00</dc:date>
            </office:change-info>
          </text:insertion>
        </text:changed-region>
        <text:changed-region xml:id="ct175231048" text:id="ct175231048">
          <text:deletion>
            <office:change-info>
              <dc:creator>Unbekannter Autor</dc:creator>
              <dc:date>2016-01-21T17:29:00</dc:date>
            </office:change-info>
            <text:p text:style-name="P2"><text:span text:style-name="T6">0</text:span></text:p>
          </text:deletion>
        </text:changed-region>
        <text:changed-region xml:id="ct175230928" text:id="ct175230928">
          <text:deletion>
            <office:change-info>
              <dc:creator>Unbekannter Autor</dc:creator>
              <dc:date>2015-08-13T11:45:00</dc:date>
            </office:change-info>
            <text:p text:style-name="P2"><text:span text:style-name="T6">2</text:span></text:p>
          </text:deletion>
        </text:changed-region>
        <text:changed-region xml:id="ct175231168" text:id="ct175231168">
          <text:deletion>
            <office:change-info>
              <dc:creator>Wiebke Oeltjen</dc:creator>
              <dc:date>2017-02-02T15:45:00</dc:date>
            </office:change-info>
            <text:p text:style-name="P2"><text:span text:style-name="T6">0</text:span></text:p>
          </text:deletion>
          <text:insertion>
            <office:change-info office:chg-author="Unbekannter Autor" office:chg-date-time="2016-02-25T17:23:00"/>
          </text:insertion>
        </text:changed-region>
        <text:changed-region xml:id="ct175231288" text:id="ct175231288">
          <text:deletion>
            <office:change-info>
              <dc:creator>Wiebke Oeltjen</dc:creator>
              <dc:date>2016-07-19T12:49:00</dc:date>
            </office:change-info>
            <text:p text:style-name="P2"><text:span text:style-name="T6">2</text:span></text:p>
          </text:deletion>
        </text:changed-region>
        <text:changed-region xml:id="ct388416000" text:id="ct388416000">
          <text:insertion>
            <office:change-info>
              <dc:creator>Wiebke Oeltjen</dc:creator>
              <dc:date>2017-02-02T15:45:00</dc:date>
            </office:change-info>
          </text:insertion>
        </text:changed-region>
        <text:changed-region xml:id="ct175231528" text:id="ct175231528">
          <text:deletion>
            <office:change-info>
              <dc:creator>Unbekannter Autor</dc:creator>
              <dc:date>2015-08-13T12:26:00</dc:date>
            </office:change-info>
            <text:p text:style-name="P4">A</text:p>
          </text:deletion>
        </text:changed-region>
        <text:changed-region xml:id="ct175231648" text:id="ct175231648">
          <text:insertion>
            <office:change-info>
              <dc:creator>Unbekannter Autor</dc:creator>
              <dc:date>2015-08-13T12:26:00</dc:date>
            </office:change-info>
          </text:insertion>
        </text:changed-region>
        <text:changed-region xml:id="ct175231768" text:id="ct175231768">
          <text:deletion>
            <office:change-info>
              <dc:creator>Unbekannter Autor</dc:creator>
              <dc:date>2015-08-13T12:26:00</dc:date>
            </office:change-info>
            <text:p text:style-name="P4">S</text:p>
          </text:deletion>
        </text:changed-region>
        <text:changed-region xml:id="ct175231888" text:id="ct175231888">
          <text:insertion>
            <office:change-info>
              <dc:creator>Unbekannter Autor</dc:creator>
              <dc:date>2015-08-13T12:27:00</dc:date>
            </office:change-info>
          </text:insertion>
        </text:changed-region>
        <text:changed-region xml:id="ct175232008" text:id="ct175232008">
          <text:insertion>
            <office:change-info>
              <dc:creator>Wiebke Oeltjen</dc:creator>
              <dc:date>2016-07-19T13:19:00</dc:date>
            </office:change-info>
          </text:insertion>
        </text:changed-region>
        <text:changed-region xml:id="ct175232128" text:id="ct175232128">
          <text:insertion>
            <office:change-info>
              <dc:creator>Wiebke Oeltjen</dc:creator>
              <dc:date>2016-07-19T12:51:00</dc:date>
            </office:change-info>
          </text:insertion>
        </text:changed-region>
        <text:changed-region xml:id="ct175531120" text:id="ct175531120">
          <text:deletion>
            <office:change-info>
              <dc:creator>Unbekannter Autor</dc:creator>
              <dc:date>2015-08-13T12:27:00</dc:date>
            </office:change-info>
            <text:p text:style-name="P4"><text:s/>(is <text:s/>included)</text:p>
          </text:deletion>
        </text:changed-region>
        <text:changed-region xml:id="ct175531240" text:id="ct175531240">
          <text:insertion>
            <office:change-info>
              <dc:creator>Wiebke Oeltjen</dc:creator>
              <dc:date>2016-07-19T13:00:00</dc:date>
            </office:change-info>
          </text:insertion>
        </text:changed-region>
        <text:changed-region xml:id="ct175531360" text:id="ct175531360">
          <text:deletion>
            <office:change-info>
              <dc:creator>Wiebke Oeltjen</dc:creator>
              <dc:date>2016-07-19T12:49:00</dc:date>
            </office:change-info>
            <text:p text:style-name="P4"><text:span text:style-name="T6">7</text:span></text:p>
          </text:deletion>
        </text:changed-region>
        <text:changed-region xml:id="ct175531480" text:id="ct175531480">
          <text:insertion>
            <office:change-info>
              <dc:creator>Wiebke Oeltjen</dc:creator>
              <dc:date>2016-07-19T12:49:00</dc:date>
            </office:change-info>
          </text:insertion>
        </text:changed-region>
        <text:changed-region xml:id="ct175531600" text:id="ct175531600">
          <text:deletion>
            <office:change-info>
              <dc:creator>Wiebke Oeltjen</dc:creator>
              <dc:date>2016-07-19T13:21:00</dc:date>
            </office:change-info>
            <text:p text:style-name="P4">,</text:p>
          </text:deletion>
        </text:changed-region>
        <text:changed-region xml:id="ct175531720" text:id="ct175531720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175531840" text:id="ct175531840">
          <text:deletion>
            <office:change-info>
              <dc:creator>Wiebke Oeltjen</dc:creator>
              <dc:date>2016-07-19T13:22:00</dc:date>
            </office:change-info>
            <text:p text:style-name="P4"><text:s/></text:p>
          </text:deletion>
        </text:changed-region>
        <text:changed-region xml:id="ct175531960" text:id="ct175531960">
          <text:insertion>
            <office:change-info>
              <dc:creator>Wiebke Oeltjen</dc:creator>
              <dc:date>2016-07-19T13:22:00</dc:date>
            </office:change-info>
          </text:insertion>
        </text:changed-region>
        <text:changed-region xml:id="ct175532080" text:id="ct175532080">
          <text:insertion>
            <office:change-info>
              <dc:creator>Wiebke Oeltjen</dc:creator>
              <dc:date>2016-07-19T13:20:00</dc:date>
            </office:change-info>
          </text:insertion>
        </text:changed-region>
        <text:changed-region xml:id="ct175532200" text:id="ct175532200">
          <text:insertion>
            <office:change-info>
              <dc:creator>Wiebke Oeltjen</dc:creator>
              <dc:date>2016-07-19T13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draw:frame draw:style-name="fr1" draw:name="Grafik1" text:anchor-type="paragraph" svg:x="12.467cm" svg:y="-0.339cm" svg:width="4.5cm" svg:height="1.06cm" draw:z-index="0"><draw:image xlink:href="Pictures/10000000000000AA00000028372DFADD063DC3F7.png" xlink:type="simple" xlink:show="embed" xlink:actuate="onLoad"/></draw:frame>MyCoRe data sheet </text:h>
      <text:p text:style-name="P2">MyCoRe:<text:tab/><text:span text:style-name="T13">My</text:span> <text:span text:style-name="T13">Co</text:span>ntent <text:span text:style-name="T13">Re</text:span>pository ['maɪkɔːr]</text:p>
      <text:p text:style-name="P1">License:<text:tab/><text:span text:style-name="T13">Open Source Software</text:span><text:change-start text:change-id="ct175518616"/><text:span text:style-name="T17">, </text:span><text:span text:style-name="T41">licensed</text:span><text:span text:style-name="T17"> under </text:span><text:span text:style-name="T2">the </text:span><text:change-end text:change-id="ct175518616"/><text:change text:change-id="ct175518496"/><text:span text:style-name="T25">GNU General Public License</text:span> (GPL) </text:p>
      <text:p text:style-name="P2">Developers:<text:tab/><text:change-start text:change-id="ct175518376"/><text:span text:style-name="T16">The </text:span><text:change-end text:change-id="ct175518376"/><text:span text:style-name="T13">MyCoRe Community</text:span></text:p>
      <text:p text:style-name="P2">Website: <text:tab/><text:span text:style-name="T13">http://www.mycore.org</text:span></text:p>
      <text:p text:style-name="P2">Type:<text:tab/>Web application for <text:change text:change-id="ct175518256"/><text:change-start text:change-id="ct175518136"/><text:span text:style-name="T4">d</text:span><text:change-end text:change-id="ct175518136"/>igital <text:change text:change-id="ct175517896"/><text:change-start text:change-id="ct175517416"/><text:span text:style-name="T4">l</text:span><text:change-end text:change-id="ct175517416"/>ibraries, <text:change text:change-id="ct175516936"/><text:change-start text:change-id="ct175516456"/><text:span text:style-name="T4">c</text:span><text:change-end text:change-id="ct175516456"/>ontent <text:change text:change-id="ct175515976"/><text:change-start text:change-id="ct175518736"/><text:span text:style-name="T4">m</text:span><text:change-end text:change-id="ct175518736"/>anagement, <text:line-break/><text:tab/><text:change text:change-id="ct175518856"/><text:change-start text:change-id="ct175518976"/><text:span text:style-name="T4">d</text:span><text:change-end text:change-id="ct175518976"/>ocument <text:change text:change-id="ct175519096"/><text:change-start text:change-id="ct175519216"/><text:span text:style-name="T4">m</text:span><text:change-end text:change-id="ct175519216"/>anagement, <text:change text:change-id="ct175519336"/><text:change-start text:change-id="ct175519456"/><text:span text:style-name="T4">d</text:span><text:change-end text:change-id="ct175519456"/>ocument server, <text:change text:change-id="ct175228288"/><text:change-start text:change-id="ct175228408"/><text:span text:style-name="T4">p</text:span><text:change-end text:change-id="ct175228408"/>ublication server, <text:line-break/><text:tab/><text:change text:change-id="ct175228528"/><text:change-start text:change-id="ct175228648"/><text:span text:style-name="T3">d</text:span><text:change-end text:change-id="ct175228648"/><text:span text:style-name="T3">igital </text:span><text:change text:change-id="ct175228768"/><text:change-start text:change-id="ct175228888"/><text:span text:style-name="T3">a</text:span><text:change-end text:change-id="ct175228888"/>rchiv<text:change-start text:change-id="ct175229008"/><text:span text:style-name="T4">ing</text:span><text:change-end text:change-id="ct175229008"/><text:change text:change-id="ct175229128"/><text:change-start text:change-id="ct175229248"/><text:span text:style-name="T4"> solution</text:span><text:change-end text:change-id="ct175229248"/>, <text:change text:change-id="ct175519576"/><text:change-start text:change-id="ct175229368"/><text:span text:style-name="T4">i</text:span><text:change-end text:change-id="ct175229368"/>nstitutional <text:change text:change-id="ct175229488"/><text:change-start text:change-id="ct175229608"/><text:span text:style-name="T4">r</text:span><text:change-end text:change-id="ct175229608"/>epositories</text:p>
      <text:p text:style-name="P2">Language:<text:tab/>Language of MyCoRe application is <text:change text:change-id="ct175229728"/><text:change-start text:change-id="ct175229848"/><text:span text:style-name="T4">configurable</text:span><text:change-end text:change-id="ct175229848"/>, documentation is German</text:p>
      <text:p text:style-name="P3">LTS Release:<text:tab/>201<text:change text:change-id="ct175230088"/><text:change text:change-id="ct175229968"/><text:change-start text:change-id="ct175230208"/><text:span text:style-name="T5">6</text:span><text:change-end text:change-id="ct175230208"/>.0<text:change text:change-id="ct175230448"/><text:change text:change-id="ct175230328"/><text:change-start text:change-id="ct175230568"/><text:span text:style-name="T5">6</text:span><text:change-end text:change-id="ct175230568"/> (<text:span text:style-name="T25">long term release</text:span>)</text:p>
      <text:p text:style-name="P2">Version:<text:tab/><text:span text:style-name="T6">201</text:span><text:change text:change-id="ct175230688"/><text:change-start text:change-id="ct175230808"/><text:span text:style-name="T6">6</text:span><text:change-end text:change-id="ct175230808"/><text:span text:style-name="T6">.</text:span><text:change text:change-id="ct175231048"/><text:change text:change-id="ct175230928"/><text:change text:change-id="ct175231168"/><text:change text:change-id="ct175231288"/><text:change-start text:change-id="ct388416000"/><text:span text:style-name="T6">12</text:span><text:change-end text:change-id="ct388416000"/></text:p>
      <text:p text:style-name="P2">Operating system:<text:tab/>Windows, Unix, Linux, Mac OS X</text:p>
      <text:p text:style-name="P4">System requirements:<text:tab/>Web <text:change text:change-id="ct175231528"/><text:change-start text:change-id="ct175231648"/><text:span text:style-name="T4">a</text:span><text:change-end text:change-id="ct175231648"/>pplication <text:change text:change-id="ct175231768"/><text:change-start text:change-id="ct175231888"/><text:span text:style-name="T4">s</text:span><text:change-end text:change-id="ct175231888"/>erver: <text:change-start text:change-id="ct175232008"/><text:line-break/><text:change-end text:change-id="ct175232008"/>Apache Tomcat, Jetty or <text:span text:style-name="T33">comparable web server</text:span><text:change-start text:change-id="ct175232128"/><text:span text:style-name="T33">, </text:span>Version 3.1<text:change-end text:change-id="ct175232128"/><text:line-break/>Database: <text:span text:style-name="T33">PostgreSQL, </text:span>MySQL, Oracle, IBM DB2, HSQLDB<text:change text:change-id="ct175531120"/> or other relational database management system<text:change-start text:change-id="ct175531240"/>, <text:span text:style-name="T42">that works with hibernate</text:span><text:change-end text:change-id="ct175531240"/><text:line-break/>Java <text:change text:change-id="ct175531360"/><text:change-start text:change-id="ct175531480"/><text:span text:style-name="T6">8</text:span><text:change-end text:change-id="ct175531480"/> SDK<text:change text:change-id="ct175531600"/><text:change-start text:change-id="ct175531720"/> <text:change-end text:change-id="ct175531720"/><text:change text:change-id="ct175531840"/><text:change-start text:change-id="ct175531960"/><text:span text:style-name="T43">and for development</text:span><text:change-end text:change-id="ct175531960"/><text:change-start text:change-id="ct175532080"/><text:span text:style-name="T43">: </text:span><text:change-end text:change-id="ct175532080"/>Apache Ant, <text:span text:style-name="T33">Maven, </text:span>SVN <text:span text:style-name="T30">c</text:span>lient <text:change-start text:change-id="ct175532200"/><text:line-break/><text:span text:style-name="T44">Solr-Server</text:span><text:change-end text:change-id="ct175532200"/></text:p>
      <text:p text:style-name="P10">Download:<text:tab/><text:span text:style-name="T34">http://mycore.org/download/<text:line-break/>http://mycore.de/documentation/getting_started/mir.html</text:span></text:p>
      <text:p text:style-name="P8"><text:span text:style-name="T33">Example</text:span> application:<text:tab/><text:span text:style-name="T15">MIR</text:span><text:span text:style-name="T19">, </text:span><text:span text:style-name="T20">that is the </text:span><text:span text:style-name="T26">M</text:span><text:span text:style-name="T27">ODS</text:span><text:span text:style-name="T26"> Institutional Repository, </text:span>http://mycore.<text:span text:style-name="T3">org</text:span>/<text:span text:style-name="T35">mir</text:span> </text:p>
      <text:p text:style-name="P11">Functionality:<text:tab/><text:span text:style-name="T36">The </text:span>MyCoRe <text:span text:style-name="T36">framework</text:span> provides functionality of <text:span text:style-name="T37">information repositories </text:span>and publication servers. Own web applications can be developed with MyCoRe by configurations and adjustments in XML, XSL <text:span text:style-name="T31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32"> An integrated viewing tool is provided for displaying images or high-resolution illustrations. </text:span>Standards are supported for metadata (like <text:span text:style-name="T29">MODS</text:span>) and for classifications (e.g. <text:span text:style-name="T25">Dewey Decimal Classification</text:span><text:span text:style-name="T28"> DDC</text:span>). Metadata models are adaptable and expandable. Persistent identifiers (URN, <text:span text:style-name="T38">handle</text:span>) assure permanent access to the data. Interfaces to other systems are supported such as the <text:span text:style-name="T25">Open Archives Initiative Protocol for Metadata Harvesting</text:span> (OAI-PMH), the <text:span text:style-name="T25">Simple Web-service Offering Repository Deposit</text:span> (SWORD), <text:span text:style-name="T38">REST</text:span> or search engine robots. Access to MyCoRe applications can be controlled by user and rights management <text:span text:style-name="T39">with LDAP or shibboleth. </text:span><text:span text:style-name="T25">Access Control Lists</text:span> (ACL)<text:span text:style-name="T39"> </text:span>specif<text:span text:style-name="T39">y </text:span>what operations are allowed to be performed on <text:span text:style-name="T40">metadata or </text:span>objec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2"/>
    </style:style>
    <style:style style:name="MT3" style:family="text">
      <style:text-properties fo:color="#4c4c4c" style:font-name="Times New Roman2" officeooo:rsid="002be605"/>
    </style:style>
    <style:style style:name="MT4" style:family="text">
      <style:text-properties fo:color="#4c4c4c" officeooo:rsid="001b802b"/>
    </style:style>
    <style:style style:name="MT5" style:family="text">
      <style:text-properties fo:color="#4c4c4c" officeooo:rsid="0023de15"/>
    </style:style>
    <style:style style:name="MT6" style:family="text">
      <style:text-properties fo:color="#4c4c4c" officeooo:rsid="002e4235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175517656" text:id="ct175517656">
            <text:insertion>
              <office:change-info>
                <dc:creator>Wiebke Oeltjen</dc:creator>
                <dc:date>2016-10-07T17:01:00</dc:date>
              </office:change-info>
            </text:insertion>
          </text:changed-region>
          <text:changed-region xml:id="ct175517176" text:id="ct175517176">
            <text:deletion>
              <office:change-info>
                <dc:creator>Unbekannter Autor</dc:creator>
                <dc:date>2016-01-21T17:30:00</dc:date>
              </office:change-info>
              <text:p text:style-name="Footer"><text:span text:style-name="MT4">5</text:span></text:p>
            </text:deletion>
          </text:changed-region>
          <text:changed-region xml:id="ct175516696" text:id="ct175516696">
            <text:deletion>
              <office:change-info>
                <dc:creator>Wiebke Oeltjen</dc:creator>
                <dc:date>2017-02-02T15:45:00</dc:date>
              </office:change-info>
              <text:p text:style-name="Footer"><text:span text:style-name="MT5">6</text:span></text:p>
            </text:deletion>
            <text:insertion>
              <office:change-info office:chg-author="Unbekannter Autor" office:chg-date-time="2016-01-21T17:30:00"/>
            </text:insertion>
          </text:changed-region>
          <text:changed-region xml:id="ct388416120" text:id="ct388416120">
            <text:insertion>
              <office:change-info>
                <dc:creator>Wiebke Oeltjen</dc:creator>
                <dc:date>2017-02-02T15:45:00</dc:date>
              </office:change-info>
            </text:insertion>
          </text:changed-region>
        </text:tracked-changes>
        <text:p text:style-name="Footer"><text:tab/><text:span text:style-name="MT1">MyCoRe data sheet </text:span><text:span text:style-name="MT2">©</text:span><text:span text:style-name="MT1"> MyCoRe</text:span><text:change-start text:change-id="ct175517656"/><text:span text:style-name="MT1"> </text:span><text:span text:style-name="MT3">®</text:span><text:change-end text:change-id="ct175517656"/><text:span text:style-name="MT1">, 201</text:span><text:change text:change-id="ct175517176"/><text:change text:change-id="ct175516696"/><text:change-start text:change-id="ct388416120"/><text:span text:style-name="MT6">7</text:span><text:change-end text:change-id="ct388416120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7-02-02T15:45:51.428000000</dc:date>
    <meta:editing-duration>PT20H16M1S</meta:editing-duration>
    <meta:editing-cycles>73</meta:editing-cycles>
    <meta:generator>LibreOffice/5.1.6.2$Windows_x86 LibreOffice_project/07ac168c60a517dba0f0d7bc7540f5afa45f0909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dc:creator>Wiebke Oeltjen</dc:creator>
    <meta:document-statistic meta:table-count="0" meta:image-count="1" meta:object-count="0" meta:page-count="1" meta:paragraph-count="15" meta:word-count="339" meta:character-count="2564" meta:non-whitespace-character-count="2227"/>
    <meta:user-defined meta:name="Info 1"/>
    <meta:user-defined meta:name="Info 2"/>
    <meta:user-defined meta:name="Info 3"/>
    <meta:user-defined meta:name="Info 4"/>
  </office:meta>
</office:document-meta>
</file>